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355cm"/>
    </style:style>
    <style:style style:name="Table3.B" style:family="table-column">
      <style:table-column-properties style:column-width="11.0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399cm" fo:margin-left="-0.199cm" table:align="left" style:writing-mode="lr-tb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11.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99cm" fo:margin-left="-0.199cm" table:align="left" style:writing-mode="lr-tb"/>
    </style:style>
    <style:style style:name="Table2.A" style:family="table-column">
      <style:table-column-properties style:column-width="4.209cm"/>
    </style:style>
    <style:style style:name="Table2.B" style:family="table-column">
      <style:table-column-properties style:column-width="11.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209cm"/>
    </style:style>
    <style:style style:name="Table4.B" style:family="table-column">
      <style:table-column-properties style:column-width="11.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1492f6" officeooo:paragraph-rsid="00144f9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492f6" officeooo:paragraph-rsid="00144f92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44f92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144f92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a67f1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1b9a5c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1cf4f7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1f6caa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44f92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b9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92f6" officeooo:paragraph-rsid="00144f9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44f92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b9a5c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cf4f7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f6caa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b9a5c" style:font-size-asian="12pt" style:font-weight-asian="bold" style:font-name-complex="Arial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cf4f7" style:font-size-asian="12pt" style:font-weight-asian="bold" style:font-name-complex="Arial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20" style:family="paragraph" style:parent-style-name="Standard">
      <style:paragraph-properties fo:line-height="150%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21" style:family="paragraph" style:parent-style-name="Standard">
      <style:paragraph-properties fo:line-height="150%"/>
      <style:text-properties fo:color="#000000" style:font-name="Liberation Serif" fo:font-size="12pt" fo:font-weight="bold" officeooo:paragraph-rsid="001b9a5c" style:font-size-asian="12pt" style:font-weight-asian="bold" style:font-name-complex="Arial" style:font-size-complex="12pt"/>
    </style:style>
    <style:style style:name="P22" style:family="paragraph" style:parent-style-name="Standard">
      <style:paragraph-properties fo:line-height="150%"/>
      <style:text-properties fo:color="#000000" style:font-name="Liberation Serif" fo:font-size="12pt" fo:font-weight="bold" officeooo:paragraph-rsid="001bcf62" style:font-size-asian="12pt" style:font-weight-asian="bold" style:font-name-complex="Arial" style:font-size-complex="12pt"/>
    </style:style>
    <style:style style:name="P23" style:family="paragraph" style:parent-style-name="Standard">
      <style:paragraph-properties fo:line-height="150%"/>
      <style:text-properties fo:color="#000000" style:font-name="Liberation Serif" fo:font-size="12pt" fo:font-weight="bold" officeooo:paragraph-rsid="001cf4f7" style:font-size-asian="12pt" style:font-weight-asian="bold" style:font-name-complex="Arial" style:font-size-complex="12pt"/>
    </style:style>
    <style:style style:name="P24" style:family="paragraph" style:parent-style-name="Standard">
      <style:paragraph-properties fo:line-height="150%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25" style:family="paragraph" style:parent-style-name="Standard">
      <style:paragraph-properties fo:line-height="150%"/>
      <style:text-properties fo:color="#000000" style:font-name="Liberation Serif" fo:font-size="12pt" fo:font-weight="bold" officeooo:rsid="001bcf62" officeooo:paragraph-rsid="001bcf62" style:font-size-asian="12pt" style:font-weight-asian="bold" style:font-name-complex="Arial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44f92" style:font-size-asian="12pt" style:language-asian="zxx" style:country-asian="none" style:font-name-complex="Arial" style:font-size-complex="12pt" style:language-complex="zxx" style:country-complex="none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b9a5c" style:font-size-asian="12pt" style:language-asian="zxx" style:country-asian="none" style:font-name-complex="Arial" style:font-size-complex="12pt" style:language-complex="zxx" style:country-complex="none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cf4f7" style:font-size-asian="12pt" style:language-asian="zxx" style:country-asian="none" style:font-name-complex="Arial" style:font-size-complex="12pt" style:language-complex="zxx" style:country-complex="none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f6caa" style:font-size-asian="12pt" style:language-asian="zxx" style:country-asian="none" style:font-name-complex="Arial" style:font-size-complex="12pt" style:language-complex="zxx" style:country-complex="none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44f92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b9a5c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cf4f7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f6caa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649f8" officeooo:paragraph-rsid="00144f92" style:font-size-asian="12pt" style:language-asian="zxx" style:country-asian="none" style:font-name-complex="Arial" style:font-size-complex="12pt" style:language-complex="zxx" style:country-complex="none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9a5c" officeooo:paragraph-rsid="001b9a5c" style:font-size-asian="12pt" style:language-asian="zxx" style:country-asian="none" style:font-name-complex="Arial" style:font-size-complex="12pt" style:language-complex="zxx" style:country-complex="none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cf4f7" officeooo:paragraph-rsid="001cf4f7" style:font-size-asian="12pt" style:language-asian="zxx" style:country-asian="none" style:font-name-complex="Arial" style:font-size-complex="12pt" style:language-complex="zxx" style:country-complex="none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1f6caa" style:font-size-asian="12pt" style:language-asian="zxx" style:country-asian="none" style:font-name-complex="Arial" style:font-size-complex="12pt" style:language-complex="zxx" style:country-complex="none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44f92" style:font-size-asian="12pt" style:font-name-complex="Arial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b9a5c" style:font-size-asian="12pt" style:font-name-complex="Arial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cf4f7" style:font-size-asian="12pt" style:font-name-complex="Arial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f6caa" style:font-size-asian="12pt" style:font-name-complex="Arial" style:font-size-complex="12pt"/>
    </style:style>
    <style:style style:name="P42" style:family="paragraph" style:parent-style-name="Standard">
      <style:paragraph-properties fo:line-height="150%"/>
      <style:text-properties fo:color="#000000" style:font-name="Liberation Serif" fo:font-size="12pt" officeooo:rsid="001492f6" officeooo:paragraph-rsid="00144f92" style:font-size-asian="12pt" style:font-name-complex="Arial" style:font-size-complex="12pt"/>
    </style:style>
    <style:style style:name="P43" style:family="paragraph" style:parent-style-name="Standard">
      <style:paragraph-properties fo:line-height="150%"/>
      <style:text-properties fo:color="#000000" style:font-name="Liberation Serif" fo:font-size="12pt" officeooo:rsid="001492f6" officeooo:paragraph-rsid="001b9a5c" style:font-size-asian="12pt" style:font-name-complex="Arial" style:font-size-complex="12pt"/>
    </style:style>
    <style:style style:name="P44" style:family="paragraph" style:parent-style-name="Standard">
      <style:paragraph-properties fo:line-height="150%"/>
      <style:text-properties fo:color="#000000" style:font-name="Liberation Serif" fo:font-size="12pt" officeooo:rsid="001492f6" officeooo:paragraph-rsid="001cf4f7" style:font-size-asian="12pt" style:font-name-complex="Arial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44f92" style:font-size-asian="12pt" style:font-name-complex="Arial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b9a5c" style:font-size-asian="12pt" style:font-name-complex="Arial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cf4f7" style:font-size-asian="12pt" style:font-name-complex="Arial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f6caa" style:font-size-asian="12pt" style:font-name-complex="Arial" style:font-size-complex="12pt"/>
    </style:style>
    <style:style style:name="P49" style:family="paragraph" style:parent-style-name="Standard">
      <style:paragraph-properties fo:line-height="150%"/>
      <style:text-properties fo:color="#000000" style:font-name="Liberation Serif" fo:font-size="12pt" officeooo:paragraph-rsid="00144f92" style:font-size-asian="12pt" style:font-name-complex="Arial" style:font-size-complex="12pt"/>
    </style:style>
    <style:style style:name="P50" style:family="paragraph" style:parent-style-name="Standard">
      <style:paragraph-properties fo:line-height="150%"/>
      <style:text-properties fo:color="#000000" style:font-name="Liberation Serif" fo:font-size="12pt" officeooo:paragraph-rsid="0019d703" style:font-size-asian="12pt" style:font-name-complex="Arial" style:font-size-complex="12pt"/>
    </style:style>
    <style:style style:name="P51" style:family="paragraph" style:parent-style-name="Standard">
      <style:paragraph-properties fo:line-height="150%"/>
      <style:text-properties fo:color="#000000" style:font-name="Liberation Serif" fo:font-size="12pt" officeooo:paragraph-rsid="001b9a5c" style:font-size-asian="12pt" style:font-name-complex="Arial" style:font-size-complex="12pt"/>
    </style:style>
    <style:style style:name="P52" style:family="paragraph" style:parent-style-name="Standard">
      <style:paragraph-properties fo:line-height="150%"/>
      <style:text-properties fo:color="#000000" style:font-name="Liberation Serif" fo:font-size="12pt" officeooo:paragraph-rsid="001bcf62" style:font-size-asian="12pt" style:font-name-complex="Arial" style:font-size-complex="12pt"/>
    </style:style>
    <style:style style:name="P53" style:family="paragraph" style:parent-style-name="Standard">
      <style:paragraph-properties fo:line-height="150%"/>
      <style:text-properties fo:color="#000000" style:font-name="Liberation Serif" fo:font-size="12pt" officeooo:paragraph-rsid="001cf4f7" style:font-size-asian="12pt" style:font-name-complex="Arial" style:font-size-complex="12pt"/>
    </style:style>
    <style:style style:name="P54" style:family="paragraph" style:parent-style-name="Standard">
      <style:paragraph-properties fo:line-height="150%"/>
      <style:text-properties fo:color="#000000" style:font-name="Liberation Serif" fo:font-size="12pt" officeooo:paragraph-rsid="001f6caa" style:font-size-asian="12pt" style:font-name-complex="Arial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44f92" style:font-size-asian="12pt" style:font-name-complex="Arial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b9a5c" style:font-size-asian="12pt" style:font-name-complex="Arial" style:font-size-complex="12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cf4f7" style:font-size-asian="12pt" style:font-name-complex="Arial" style:font-size-complex="12pt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f6caa" style:font-size-asian="12pt" style:font-name-complex="Arial" style:font-size-complex="12pt"/>
    </style:style>
    <style:style style:name="P59" style:family="paragraph" style:parent-style-name="Standard">
      <style:paragraph-properties fo:line-height="150%"/>
      <style:text-properties fo:color="#000000" style:font-name="Liberation Serif" fo:font-size="12pt" officeooo:rsid="0019d703" officeooo:paragraph-rsid="0019d703" style:font-size-asian="12pt" style:font-name-complex="Arial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1bcf62" style:font-size-asian="12pt" style:font-name-complex="Arial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1cf4f7" style:font-size-asian="12pt" style:font-name-complex="Arial" style:font-size-complex="12pt"/>
    </style:style>
    <style:style style:name="P62" style:family="paragraph" style:parent-style-name="Standard">
      <style:paragraph-properties fo:line-height="150%"/>
      <style:text-properties fo:color="#000000" style:font-name="Liberation Serif" fo:font-size="12pt" officeooo:rsid="001bcf62" officeooo:paragraph-rsid="001bcf62" style:font-size-asian="12pt" style:font-name-complex="Arial" style:font-size-complex="12pt"/>
    </style:style>
    <style:style style:name="P63" style:family="paragraph" style:parent-style-name="Standard">
      <style:paragraph-properties fo:line-height="150%"/>
      <style:text-properties fo:color="#000000" style:font-name="Liberation Serif" fo:font-size="12pt" officeooo:rsid="001cf4f7" officeooo:paragraph-rsid="001cf4f7" style:font-size-asian="12pt" style:font-name-complex="Arial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65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66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1cf4f7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1f6caa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line-height="150%"/>
      <style:text-properties fo:color="#000000" style:font-name="Liberation Serif" fo:font-size="12pt" fo:font-weight="normal" officeooo:rsid="001f6caa" officeooo:paragraph-rsid="001f6caa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text-properties officeooo:paragraph-rsid="001b9a5c"/>
    </style:style>
    <style:style style:name="P70" style:family="paragraph" style:parent-style-name="Standard">
      <style:text-properties officeooo:paragraph-rsid="001cf4f7"/>
    </style:style>
    <style:style style:name="P71" style:family="paragraph" style:parent-style-name="Standard">
      <style:text-properties officeooo:paragraph-rsid="001f6caa"/>
    </style:style>
    <style:style style:name="P72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73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74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1bcf62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5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1cf4f7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6" style:family="paragraph" style:parent-style-name="western">
      <style:paragraph-properties fo:margin-top="0cm" fo:margin-bottom="0cm" loext:contextual-spacing="false" fo:line-height="150%"/>
      <style:text-properties style:font-name="Liberation Serif" fo:font-size="12pt" officeooo:paragraph-rsid="00144f92" style:font-size-asian="12pt" style:font-size-complex="12pt"/>
    </style:style>
    <style:style style:name="P77" style:family="paragraph" style:parent-style-name="western">
      <style:paragraph-properties fo:margin-top="0cm" fo:margin-bottom="0cm" loext:contextual-spacing="false" fo:line-height="150%"/>
      <style:text-properties style:font-name="Liberation Serif" fo:font-size="12pt" officeooo:paragraph-rsid="001f6caa" style:font-size-asian="12pt" style:font-size-complex="12pt"/>
    </style:style>
    <style:style style:name="P7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fo:font-weight="normal" officeooo:rsid="001bcf62" officeooo:paragraph-rsid="001f6caa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9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1cf4f7" style:font-size-asian="12pt" style:font-weight-asian="bold" style:font-name-complex="Arial" style:font-size-complex="12pt" style:font-weight-complex="bold"/>
    </style:style>
    <style:style style:name="P80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1f6caa" style:font-size-asian="12pt" style:font-weight-asian="bold" style:font-name-complex="Arial" style:font-size-complex="12pt" style:font-weight-complex="bold"/>
    </style:style>
    <style:style style:name="P81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82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795d" style:font-size-asian="12pt" style:font-name-complex="Arial" style:font-size-complex="12pt"/>
    </style:style>
    <style:style style:name="P83" style:family="paragraph" style:parent-style-name="Standard">
      <style:paragraph-properties fo:line-height="150%"/>
      <style:text-properties fo:color="#000000" style:font-name="Liberation Serif" fo:font-size="12pt" officeooo:paragraph-rsid="001f795d" style:font-size-asian="12pt" style:font-name-complex="Arial" style:font-size-complex="12pt"/>
    </style:style>
    <style:style style:name="T1" style:family="text">
      <style:text-properties officeooo:rsid="001492f6"/>
    </style:style>
    <style:style style:name="T2" style:family="text">
      <style:text-properties fo:color="#000000" fo:font-weight="bold" style:font-weight-asian="bold" style:font-name-complex="Arial"/>
    </style:style>
    <style:style style:name="T3" style:family="text">
      <style:text-properties fo:color="#000000" fo:font-weight="bold" officeooo:rsid="001492f6" style:font-weight-asian="bold" style:font-name-complex="Arial"/>
    </style:style>
    <style:style style:name="T4" style:family="text">
      <style:text-properties fo:color="#000000" fo:font-weight="bold" officeooo:rsid="001492f6" style:font-weight-asian="bold" style:font-name-complex="Arial" style:font-weight-complex="bold"/>
    </style:style>
    <style:style style:name="T5" style:family="text">
      <style:text-properties fo:color="#000000" fo:font-weight="bold" officeooo:rsid="001a67f1" style:font-weight-asian="bold" style:font-name-complex="Arial" style:font-weight-complex="bold"/>
    </style:style>
    <style:style style:name="T6" style:family="text">
      <style:text-properties fo:color="#000000" fo:font-weight="bold" officeooo:rsid="001a67f1" style:font-weight-asian="bold" style:font-name-complex="Arial"/>
    </style:style>
    <style:style style:name="T7" style:family="text">
      <style:text-properties fo:color="#000000" fo:font-weight="bold" officeooo:rsid="001cf4f7" style:font-weight-asian="bold" style:font-name-complex="Arial"/>
    </style:style>
    <style:style style:name="T8" style:family="text">
      <style:text-properties fo:color="#000000" fo:font-weight="bold" officeooo:rsid="001f6caa" style:font-weight-asian="bold" style:font-name-complex="Arial"/>
    </style:style>
    <style:style style:name="T9" style:family="text">
      <style:text-properties fo:color="#000000" style:font-name-complex="Arial"/>
    </style:style>
    <style:style style:name="T10" style:family="text">
      <style:text-properties fo:color="#000000" officeooo:rsid="001492f6" style:font-name-complex="Arial"/>
    </style:style>
    <style:style style:name="T11" style:family="text">
      <style:text-properties fo:color="#000000" officeooo:rsid="0019d703" style:font-name-complex="Arial"/>
    </style:style>
    <style:style style:name="T12" style:family="text">
      <style:text-properties fo:color="#000000" officeooo:rsid="001a67f1" style:font-name-complex="Arial"/>
    </style:style>
    <style:style style:name="T13" style:family="text">
      <style:text-properties fo:color="#000000" officeooo:rsid="001bcf62" style:font-name-complex="Arial"/>
    </style:style>
    <style:style style:name="T14" style:family="text">
      <style:text-properties fo:color="#000000" officeooo:rsid="001f6caa" style:font-name-complex="Arial"/>
    </style:style>
    <style:style style:name="T15" style:family="text">
      <style:text-properties fo:color="#000000" fo:font-weight="normal" officeooo:rsid="001492f6" style:font-weight-asian="normal" style:font-name-complex="Arial" style:font-weight-complex="normal"/>
    </style:style>
    <style:style style:name="T16" style:family="text">
      <style:text-properties officeooo:rsid="00144f92"/>
    </style:style>
    <style:style style:name="T17" style:family="text">
      <style:text-properties officeooo:rsid="001649f8"/>
    </style:style>
    <style:style style:name="T18" style:family="text">
      <style:text-properties officeooo:rsid="001911c8"/>
    </style:style>
    <style:style style:name="T19" style:family="text">
      <style:text-properties officeooo:rsid="0019d703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9d703" style:font-weight-asian="bold"/>
    </style:style>
    <style:style style:name="T22" style:family="text">
      <style:text-properties fo:font-weight="bold" officeooo:rsid="001bcf62" style:font-weight-asian="bold"/>
    </style:style>
    <style:style style:name="T23" style:family="text">
      <style:text-properties fo:font-weight="bold" officeooo:rsid="001cf4f7" style:font-weight-asian="bold"/>
    </style:style>
    <style:style style:name="T24" style:family="text">
      <style:text-properties fo:font-weight="bold" officeooo:rsid="001e9f95" style:font-weight-asian="bold"/>
    </style:style>
    <style:style style:name="T25" style:family="text">
      <style:text-properties fo:font-weight="bold" officeooo:rsid="001f6caa" style:font-weight-asian="bold"/>
    </style:style>
    <style:style style:name="T26" style:family="text">
      <style:text-properties fo:font-weight="bold" officeooo:rsid="001f795d" style:font-weight-asian="bold"/>
    </style:style>
    <style:style style:name="T27" style:family="text">
      <style:text-properties officeooo:rsid="001a67f1"/>
    </style:style>
    <style:style style:name="T28" style:family="text">
      <style:text-properties officeooo:rsid="001b9a5c"/>
    </style:style>
    <style:style style:name="T29" style:family="text">
      <style:text-properties officeooo:rsid="001bcf62"/>
    </style:style>
    <style:style style:name="T30" style:family="text">
      <style:text-properties officeooo:rsid="001cf4f7"/>
    </style:style>
    <style:style style:name="T31" style:family="text">
      <style:text-properties officeooo:rsid="001e9f95"/>
    </style:style>
    <style:style style:name="T32" style:family="text">
      <style:text-properties officeooo:rsid="001f6caa"/>
    </style:style>
    <style:style style:name="T33" style:family="text">
      <style:text-properties officeooo:rsid="001f7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scrição dos casos de uso</text:p>
      <text:p text:style-name="P1"/>
      <text:p text:style-name="P2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aso de Uso</text:p>
          </table:table-cell>
          <table:table-cell table:style-name="Table3.B1" office:value-type="string">
            <text:p text:style-name="P34">Verificar vaga</text:p>
          </table:table-cell>
        </table:table-row>
        <table:table-row table:style-name="Table3.1">
          <table:table-cell table:style-name="Table3.A1" office:value-type="string">
            <text:p text:style-name="P12">Descrição</text:p>
          </table:table-cell>
          <table:table-cell table:style-name="Table3.B1" office:value-type="string">
            <text:p text:style-name="P55">O atendente registra a placa do automovel</text:p>
          </table:table-cell>
        </table:table-row>
        <table:table-row table:style-name="Table3.1">
          <table:table-cell table:style-name="Table3.A1" office:value-type="string">
            <text:p text:style-name="P12">Atores</text:p>
          </table:table-cell>
          <table:table-cell table:style-name="Table3.B1" office:value-type="string">
            <text:p text:style-name="P26"><text:span text:style-name="T16">A</text:span>tendente</text:p>
          </table:table-cell>
        </table:table-row>
        <table:table-row table:style-name="Table3.1">
          <table:table-cell table:style-name="Table3.A1" office:value-type="string">
            <text:p text:style-name="P12">Pré-condições</text:p>
          </table:table-cell>
          <table:table-cell table:style-name="Table3.B1" office:value-type="string">
            <text:p text:style-name="P38">Não há</text:p>
          </table:table-cell>
        </table:table-row>
        <table:table-row table:style-name="Table3.1">
          <table:table-cell table:style-name="Table3.A1" office:value-type="string">
            <text:p text:style-name="P12">Invariantes</text:p>
          </table:table-cell>
          <table:table-cell table:style-name="Table3.B1" office:value-type="string">
            <text:p text:style-name="P30">Não há</text:p>
          </table:table-cell>
        </table:table-row>
        <table:table-row table:style-name="Table3.1">
          <table:table-cell table:style-name="Table3.A1" office:value-type="string">
            <text:p text:style-name="P12">Fluxo Principal</text:p>
          </table:table-cell>
          <table:table-cell table:style-name="Table3.B1" office:value-type="string">
            <text:p text:style-name="P20">P1. Selecionar <text:span text:style-name="T1">opção para ver se há vagas</text:span></text:p>
            <text:p text:style-name="P42">O atendente seleciona a opção <text:span text:style-name="T17">para verificar vagas</text:span></text:p>
            <text:p text:style-name="P49"/>
            <text:p text:style-name="P20">P2. <text:span text:style-name="T18">Verifica Vagas</text:span></text:p>
            <text:p text:style-name="P50">O <text:span text:style-name="T18">sistemas verificar se há alguma vaga sem dados</text:span></text:p>
            <text:p text:style-name="P49"/>
            <text:p text:style-name="P20">P3. <text:span text:style-name="T19">Informa Vagas</text:span></text:p>
            <text:p text:style-name="P59">O sistema informa quais vagas estão disponiveis</text:p>
            <text:p text:style-name="P49"/>
            <text:p text:style-name="P45"><text:span text:style-name="T20">P</text:span><text:span text:style-name="T21">4</text:span><text:span text:style-name="T20"> O caso de uso é encerrado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luxos Alternativos</text:p>
          </table:table-cell>
          <table:table-cell table:style-name="Table3.B1" office:value-type="string">
            <text:p text:style-name="P72">A1 <text:span text:style-name="T19">Não há vagas</text:span></text:p>
            <text:p text:style-name="P76"><text:span text:style-name="T2">a.</text:span><text:span text:style-name="T9"> Após o passo 2 do Fluxo Principal </text:span><text:span text:style-name="T11">o sistema inform que não há vagas disponiveis</text:span></text:p>
            <text:p text:style-name="P3"><text:span text:style-name="T2">b. </text:span><text:span text:style-name="T9">O caso de uso é encerrado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luxos de Exceção</text:p>
          </table:table-cell>
          <table:table-cell table:style-name="Table3.B1" office:value-type="string">
            <text:p text:style-name="P5"><text:span text:style-name="T6">E1 </text:span><text:span text:style-name="T2">E</text:span><text:span text:style-name="T3">rro no processamento do pedido</text:span></text:p>
            <text:p text:style-name="P4"><text:span text:style-name="T2">a. </text:span><text:span text:style-name="T9">. <text:s/>No passo </text:span><text:span text:style-name="T12">3</text:span><text:span text:style-name="T9"> do fluxo principal o sistema identifica que </text:span><text:span text:style-name="T10">existiu um erro no processamento</text:span></text:p>
            <text:p text:style-name="P4"><text:span text:style-name="T2">b. </text:span><text:span text:style-name="T9">O sistema exibe mensagem de erro </text:span><text:span text:style-name="T10">0</text:span><text:span text:style-name="T15">2</text:span></text:p>
            <text:p text:style-name="P4"><text:span text:style-name="T2">c.</text:span><text:span text:style-name="T9"> O </text:span><text:span text:style-name="T10">sistema retorna ao passo </text:span><text:span text:style-name="T4">P</text:span><text:span text:style-name="T5">1</text:span></text:p>
          </table:table-cell>
        </table:table-row>
        <table:table-row table:style-name="Table3.1">
          <table:table-cell table:style-name="Table3.A1" office:value-type="string">
            <text:p text:style-name="P12">Pós-condições</text:p>
          </table:table-cell>
          <table:table-cell table:style-name="Table3.B1" office:value-type="string">
            <text:p text:style-name="P38"><text:span text:style-name="T27">Verificação </text:span>efetuad<text:span text:style-name="T27">a</text:span></text:p>
          </table:table-cell>
        </table:table-row>
        <table:table-row table:style-name="Table3.1">
          <table:table-cell table:style-name="Table3.A1" office:value-type="string">
            <text:p text:style-name="P16">Ponto de Inclusão</text:p>
          </table:table-cell>
          <table:table-cell table:style-name="Table3.B1" office:value-type="string">
            <text:p text:style-name="P45">Verificar <text:span text:style-name="T1">pedido</text:span></text:p>
          </table:table-cell>
        </table:table-row>
        <table:table-row table:style-name="Table3.1">
          <table:table-cell table:style-name="Table3.A1" office:value-type="string">
            <text:p text:style-name="P16">Ponto de Extensão</text:p>
          </table:table-cell>
          <table:table-cell table:style-name="Table3.B1" office:value-type="string">
            <text:p text:style-name="P45">Não há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Caso de Uso</text:p>
          </table:table-cell>
          <table:table-cell table:style-name="Table1.B1" office:value-type="string">
            <text:p text:style-name="P35">Registra placa</text:p>
          </table:table-cell>
        </table:table-row>
        <table:table-row table:style-name="Table1.1">
          <table:table-cell table:style-name="Table1.A1" office:value-type="string">
            <text:p text:style-name="P13">Descrição</text:p>
          </table:table-cell>
          <table:table-cell table:style-name="Table1.B1" office:value-type="string">
            <text:p text:style-name="P56">O atendente registra a placa do automovel</text:p>
          </table:table-cell>
        </table:table-row>
        <table:table-row table:style-name="Table1.1">
          <table:table-cell table:style-name="Table1.A1" office:value-type="string">
            <text:p text:style-name="P13">Atores</text:p>
          </table:table-cell>
          <table:table-cell table:style-name="Table1.B1" office:value-type="string">
            <text:p text:style-name="P27"><text:span text:style-name="T16">A</text:span>tendente</text:p>
          </table:table-cell>
        </table:table-row>
        <table:table-row table:style-name="Table1.1">
          <table:table-cell table:style-name="Table1.A1" office:value-type="string">
            <text:p text:style-name="P13">Pré-condições</text:p>
          </table:table-cell>
          <table:table-cell table:style-name="Table1.B1" office:value-type="string">
            <text:p text:style-name="P60">Vaga disponivel</text:p>
          </table:table-cell>
        </table:table-row>
        <table:table-row table:style-name="Table1.1">
          <table:table-cell table:style-name="Table1.A1" office:value-type="string">
            <text:p text:style-name="P13">Invariantes</text:p>
          </table:table-cell>
          <table:table-cell table:style-name="Table1.B1" office:value-type="string">
            <text:p text:style-name="P31">Não há</text:p>
          </table:table-cell>
        </table:table-row>
        <table:table-row table:style-name="Table1.1">
          <table:table-cell table:style-name="Table1.A1" office:value-type="string">
            <text:p text:style-name="P13">Fluxo Principal</text:p>
          </table:table-cell>
          <table:table-cell table:style-name="Table1.B1" office:value-type="string">
            <text:p text:style-name="P21">P1. Selecionar <text:span text:style-name="T28">vaga</text:span></text:p>
            <text:p text:style-name="P43">O atendente seleciona <text:span text:style-name="T28">a vaga onde irá registrar o cliente</text:span></text:p>
            <text:p text:style-name="P51"/>
            <text:p text:style-name="P21">P2. <text:span text:style-name="T28">Insere dados</text:span></text:p>
            <text:p text:style-name="P51">O <text:span text:style-name="T28">atendente insere os dados do cliente</text:span></text:p>
            <text:p text:style-name="P51"/>
            <text:p text:style-name="P21">P3. <text:span text:style-name="T19">Informa Vagas</text:span></text:p>
            <text:p text:style-name="P62">Retorna ao cliente a vaga para estacionar</text:p>
            <text:p text:style-name="P25"/>
            <text:p text:style-name="P22">P<text:span text:style-name="T29">4</text:span>. <text:span text:style-name="T29">Inicia contagem</text:span></text:p>
            <text:p text:style-name="P62">Inicia contagem de tempo</text:p>
            <text:p text:style-name="P52"/>
            <text:p text:style-name="P46"><text:span text:style-name="T20">P</text:span><text:span text:style-name="T22">5</text:span><text:span text:style-name="T20"> O caso de uso é encerrado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Fluxos Alternativos</text:p>
          </table:table-cell>
          <table:table-cell table:style-name="Table1.B1" office:value-type="string">
            <text:p text:style-name="P74">Não há</text:p>
          </table:table-cell>
        </table:table-row>
        <table:table-row table:style-name="Table1.1">
          <table:table-cell table:style-name="Table1.A1" office:value-type="string">
            <text:p text:style-name="P13">Fluxos de Exceção</text:p>
          </table:table-cell>
          <table:table-cell table:style-name="Table1.B1" office:value-type="string">
            <text:p text:style-name="P6"><text:span text:style-name="T6">E1 </text:span><text:span text:style-name="T2">E</text:span><text:span text:style-name="T3">rro no processamento do pedido</text:span></text:p>
            <text:p text:style-name="P6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6"><text:span text:style-name="T2">b. </text:span><text:span text:style-name="T9">O sistema exibe mensagem de erro </text:span><text:span text:style-name="T10">0</text:span><text:span text:style-name="T15">2</text:span></text:p>
            <text:p text:style-name="P6"><text:span text:style-name="T2">c.</text:span><text:span text:style-name="T9"> O </text:span><text:span text:style-name="T10">sistema retorna ao passo </text:span><text:span text:style-name="T4">P</text:span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13">Pós-condições</text:p>
          </table:table-cell>
          <table:table-cell table:style-name="Table1.B1" office:value-type="string">
            <text:p text:style-name="P39"><text:span text:style-name="T27">Verificação </text:span>efetuad<text:span text:style-name="T27">a</text:span></text:p>
          </table:table-cell>
        </table:table-row>
        <table:table-row table:style-name="Table1.1">
          <table:table-cell table:style-name="Table1.A1" office:value-type="string">
            <text:p text:style-name="P17">Ponto de Inclusão</text:p>
          </table:table-cell>
          <table:table-cell table:style-name="Table1.B1" office:value-type="string">
            <text:p text:style-name="P46">Verificar <text:span text:style-name="T1">pedido</text:span></text:p>
          </table:table-cell>
        </table:table-row>
        <table:table-row table:style-name="Table1.1">
          <table:table-cell table:style-name="Table1.A1" office:value-type="string">
            <text:p text:style-name="P17">Ponto de Extensão</text:p>
          </table:table-cell>
          <table:table-cell table:style-name="Table1.B1" office:value-type="string">
            <text:p text:style-name="P46">Não há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Caso de Uso</text:p>
          </table:table-cell>
          <table:table-cell table:style-name="Table2.B1" office:value-type="string">
            <text:p text:style-name="P36">Da baixa</text:p>
          </table:table-cell>
        </table:table-row>
        <table:table-row table:style-name="Table2.1">
          <table:table-cell table:style-name="Table2.A1" office:value-type="string">
            <text:p text:style-name="P14">Descrição</text:p>
          </table:table-cell>
          <table:table-cell table:style-name="Table2.B1" office:value-type="string">
            <text:p text:style-name="P57">O atendente <text:span text:style-name="T30">da baixa de retirada de um automovel</text:span></text:p>
          </table:table-cell>
        </table:table-row>
        <table:table-row table:style-name="Table2.1">
          <table:table-cell table:style-name="Table2.A1" office:value-type="string">
            <text:p text:style-name="P14">Atores</text:p>
          </table:table-cell>
          <table:table-cell table:style-name="Table2.B1" office:value-type="string">
            <text:p text:style-name="P28"><text:span text:style-name="T16">A</text:span>tendente <text:span text:style-name="T30">e cliente</text:span></text:p>
          </table:table-cell>
        </table:table-row>
        <table:table-row table:style-name="Table2.1">
          <table:table-cell table:style-name="Table2.A1" office:value-type="string">
            <text:p text:style-name="P14">Pré-condições</text:p>
          </table:table-cell>
          <table:table-cell table:style-name="Table2.B1" office:value-type="string">
            <text:p text:style-name="P61">Vaga disponivel</text:p>
          </table:table-cell>
        </table:table-row>
        <table:table-row table:style-name="Table2.1">
          <table:table-cell table:style-name="Table2.A1" office:value-type="string">
            <text:p text:style-name="P14">Invariantes</text:p>
          </table:table-cell>
          <table:table-cell table:style-name="Table2.B1" office:value-type="string">
            <text:p text:style-name="P32">Não há</text:p>
          </table:table-cell>
        </table:table-row>
        <table:table-row table:style-name="Table2.1">
          <table:table-cell table:style-name="Table2.A1" office:value-type="string">
            <text:p text:style-name="P14">Fluxo Principal</text:p>
          </table:table-cell>
          <table:table-cell table:style-name="Table2.B1" office:value-type="string">
            <text:p text:style-name="P23"/>
            <text:p text:style-name="P23">P1. <text:span text:style-name="T30">Recebe numero da vaga</text:span></text:p>
            <text:p text:style-name="P44">O atendente <text:span text:style-name="T30">recebe do cliente a vaga que ele estacionou</text:span></text:p>
            <text:p text:style-name="P53"/>
            <text:p text:style-name="P53"><text:span text:style-name="T20">P2. </text:span><text:span text:style-name="T23">Seleciona vaga </text:span></text:p>
            <text:p text:style-name="P63">O atendente seleciona a vaga ocupada pelo cliente que irá sair</text:p>
            <text:p text:style-name="P23"/>
            <text:p text:style-name="P23">P3. <text:span text:style-name="T30">Confere os dados do cliente</text:span></text:p>
            <text:p text:style-name="P63">O atendente pega o nome do cliente para ver se é o dono da vaga selecionada</text:p>
            <text:p text:style-name="P63"/>
            <text:p text:style-name="P23">P<text:span text:style-name="T29">4</text:span>. <text:span text:style-name="T30">Para o tempo </text:span></text:p>
            <text:p text:style-name="P66">O atendente para a contagem de tempo</text:p>
            <text:p text:style-name="P23"/>
            <text:p text:style-name="P23">P<text:span text:style-name="T31">5</text:span>. <text:span text:style-name="T30">Informa o valor </text:span></text:p>
            <text:p text:style-name="P63">O atendente recebe o valor a ser pago e informa ao cliente <text:s/></text:p>
            <text:p text:style-name="P53"/>
            <text:p text:style-name="P47"><text:span text:style-name="T20">P</text:span><text:span text:style-name="T24">6</text:span><text:span text:style-name="T20"> O caso de uso é encerrado</text:span></text:p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Fluxos Alternativos</text:p>
          </table:table-cell>
          <table:table-cell table:style-name="Table2.B1" office:value-type="string">
            <text:p text:style-name="P75">Não há</text:p>
          </table:table-cell>
        </table:table-row>
        <table:table-row table:style-name="Table2.1">
          <table:table-cell table:style-name="Table2.A1" office:value-type="string">
            <text:p text:style-name="P14">Fluxos de Exceção</text:p>
          </table:table-cell>
          <table:table-cell table:style-name="Table2.B1" office:value-type="string">
            <text:p text:style-name="P7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7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7"><text:span text:style-name="T2">b. </text:span><text:span text:style-name="T9">O sistema exibe mensagem de erro </text:span><text:span text:style-name="T10">0</text:span><text:span text:style-name="T15">2</text:span></text:p>
            <text:p text:style-name="P7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79"/>
          </table:table-cell>
        </table:table-row>
        <table:table-row table:style-name="Table2.1">
          <table:table-cell table:style-name="Table2.A1" office:value-type="string">
            <text:p text:style-name="P14">Pós-condições</text:p>
          </table:table-cell>
          <table:table-cell table:style-name="Table2.B1" office:value-type="string">
            <text:p text:style-name="P40"><text:span text:style-name="T27">Verificação </text:span>efetuad<text:span text:style-name="T27">a</text:span></text:p>
          </table:table-cell>
        </table:table-row>
        <table:table-row table:style-name="Table2.1">
          <table:table-cell table:style-name="Table2.A1" office:value-type="string">
            <text:p text:style-name="P18">Ponto de Inclusão</text:p>
          </table:table-cell>
          <table:table-cell table:style-name="Table2.B1" office:value-type="string">
            <text:p text:style-name="P47">Verificar <text:span text:style-name="T1">pedido</text:span></text:p>
          </table:table-cell>
        </table:table-row>
        <table:table-row table:style-name="Table2.1">
          <table:table-cell table:style-name="Table2.A1" office:value-type="string">
            <text:p text:style-name="P18">Ponto de Extensão</text:p>
          </table:table-cell>
          <table:table-cell table:style-name="Table2.B1" office:value-type="string">
            <text:p text:style-name="P47">Não há</text:p>
          </table:table-cell>
        </table:table-row>
      </table:table>
      <text:p text:style-name="P70"/>
      <text:p text:style-name="P70"/>
      <text:p text:style-name="P70"/>
      <text:p text:style-name="P70"/>
      <text:p text:style-name="P71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Caso de Uso</text:p>
          </table:table-cell>
          <table:table-cell table:style-name="Table4.B1" office:value-type="string">
            <text:p text:style-name="P37">Registra Pagamento</text:p>
          </table:table-cell>
        </table:table-row>
        <table:table-row table:style-name="Table4.1">
          <table:table-cell table:style-name="Table4.A1" office:value-type="string">
            <text:p text:style-name="P15">Descrição</text:p>
          </table:table-cell>
          <table:table-cell table:style-name="Table4.B1" office:value-type="string">
            <text:p text:style-name="P58">O atendente <text:span text:style-name="T30">da baixa de retirada de um automovel</text:span></text:p>
          </table:table-cell>
        </table:table-row>
        <table:table-row table:style-name="Table4.1">
          <table:table-cell table:style-name="Table4.A1" office:value-type="string">
            <text:p text:style-name="P15">Atores</text:p>
          </table:table-cell>
          <table:table-cell table:style-name="Table4.B1" office:value-type="string">
            <text:p text:style-name="P29"><text:span text:style-name="T16">A</text:span>tendente</text:p>
          </table:table-cell>
        </table:table-row>
        <table:table-row table:style-name="Table4.1">
          <table:table-cell table:style-name="Table4.A1" office:value-type="string">
            <text:p text:style-name="P15">Pré-condições</text:p>
          </table:table-cell>
          <table:table-cell table:style-name="Table4.B1" office:value-type="string">
            <text:p text:style-name="P64">Baixa concluida</text:p>
          </table:table-cell>
        </table:table-row>
        <table:table-row table:style-name="Table4.1">
          <table:table-cell table:style-name="Table4.A1" office:value-type="string">
            <text:p text:style-name="P15">Invariantes</text:p>
          </table:table-cell>
          <table:table-cell table:style-name="Table4.B1" office:value-type="string">
            <text:p text:style-name="P33">Não há</text:p>
          </table:table-cell>
        </table:table-row>
        <table:table-row table:style-name="Table4.1">
          <table:table-cell table:style-name="Table4.A1" office:value-type="string">
            <text:p text:style-name="P15">Fluxo Principal</text:p>
          </table:table-cell>
          <table:table-cell table:style-name="Table4.B1" office:value-type="string">
            <text:p text:style-name="P24"/>
            <text:p text:style-name="P54"><text:span text:style-name="T20">P1. </text:span><text:span text:style-name="T25">Recebe pagamento</text:span></text:p>
            <text:p text:style-name="P65">O atendente recebe o pagamento do cliente</text:p>
            <text:p text:style-name="P54"/>
            <text:p text:style-name="P54"><text:span text:style-name="T20">P2. </text:span><text:span text:style-name="T25">Informa quanto recebeu</text:span></text:p>
            <text:p text:style-name="P68">O atendente informa no sistema o valor que o cliente lhe deu</text:p>
            <text:p text:style-name="P24"/>
            <text:p text:style-name="P54"><text:span text:style-name="T20">P3. </text:span><text:span text:style-name="T25">Verifica troco</text:span></text:p>
            <text:p text:style-name="P65">O sistema informa ao atendente se deve retornar troco e quanto será</text:p>
            <text:p text:style-name="P83"><text:span text:style-name="T20">P</text:span><text:span text:style-name="T26">4</text:span><text:span text:style-name="T20">. </text:span><text:span text:style-name="T26">Salva Pagamento</text:span></text:p>
            <text:p text:style-name="P82">O sistema <text:span text:style-name="T33">salva o pagamento em um historico</text:span></text:p>
            <text:p text:style-name="P24">P<text:span text:style-name="T29">4</text:span>. <text:span text:style-name="T32">Conclui pagamento </text:span></text:p>
            <text:p text:style-name="P67">O atendente <text:span text:style-name="T32">conclui pagamento do cliente</text:span></text:p>
            <text:p text:style-name="P24"/>
            <text:p text:style-name="P48"><text:span text:style-name="T20">P</text:span><text:span text:style-name="T25">5</text:span><text:span text:style-name="T20"> O caso de uso é encerrado</text:span></text:p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>Fluxos Alternativos</text:p>
          </table:table-cell>
          <table:table-cell table:style-name="Table4.B1" office:value-type="string">
            <text:p text:style-name="P73">A1 <text:span text:style-name="T32">Há troco</text:span></text:p>
            <text:p text:style-name="P77"><text:span text:style-name="T2">a.</text:span><text:span text:style-name="T9"> Após o passo </text:span><text:span text:style-name="T14">3</text:span><text:span text:style-name="T9"> </text:span><text:span text:style-name="T14">o atendente retorna o troco ao cliente</text:span></text:p>
            <text:p text:style-name="P78"><text:span text:style-name="T20">b. </text:span>O caso de <text:span text:style-name="T32">uso segue ao passo seguinte</text:span></text:p>
          </table:table-cell>
        </table:table-row>
        <table:table-row table:style-name="Table4.1">
          <table:table-cell table:style-name="Table4.A1" office:value-type="string">
            <text:p text:style-name="P15">Fluxos de Exceção</text:p>
          </table:table-cell>
          <table:table-cell table:style-name="Table4.B1" office:value-type="string">
            <text:p text:style-name="P8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8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8"><text:span text:style-name="T2">b. </text:span><text:span text:style-name="T9">O sistema exibe mensagem de erro </text:span><text:span text:style-name="T10">0</text:span><text:span text:style-name="T15">2</text:span></text:p>
            <text:p text:style-name="P8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80"/>
          </table:table-cell>
        </table:table-row>
        <table:table-row table:style-name="Table4.1">
          <table:table-cell table:style-name="Table4.A1" office:value-type="string">
            <text:p text:style-name="P15">Pós-condições</text:p>
          </table:table-cell>
          <table:table-cell table:style-name="Table4.B1" office:value-type="string">
            <text:p text:style-name="P41"><text:span text:style-name="T27">Verificação </text:span>efetuad<text:span text:style-name="T27">a</text:span></text:p>
          </table:table-cell>
        </table:table-row>
        <table:table-row table:style-name="Table4.1">
          <table:table-cell table:style-name="Table4.A1" office:value-type="string">
            <text:p text:style-name="P19">Ponto de Inclusão</text:p>
          </table:table-cell>
          <table:table-cell table:style-name="Table4.B1" office:value-type="string">
            <text:p text:style-name="P48">Verificar <text:span text:style-name="T1">pedido</text:span></text:p>
          </table:table-cell>
        </table:table-row>
        <table:table-row table:style-name="Table4.1">
          <table:table-cell table:style-name="Table4.A1" office:value-type="string">
            <text:p text:style-name="P19">Ponto de Extensão</text:p>
          </table:table-cell>
          <table:table-cell table:style-name="Table4.B1" office:value-type="string">
            <text:p text:style-name="P48">Não há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estern" style:family="paragraph" style:parent-style-name="Standard">
      <style:paragraph-properties fo:margin-top="0.494cm" fo:margin-bottom="0.21cm" loext:contextual-spacing="false"/>
      <style:text-properties fo:language="pt" fo:country="B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1:16:47.329288775</meta:creation-date>
    <dc:date>2016-05-16T21:47:34.351000000</dc:date>
    <meta:editing-duration>PT1H11M22S</meta:editing-duration>
    <meta:editing-cycles>7</meta:editing-cycles>
    <meta:generator>LibreOffice/4.4.6.3$Windows_x86 LibreOffice_project/e8938fd3328e95dcf59dd64e7facd2c7d67c704d</meta:generator>
    <meta:document-statistic meta:table-count="4" meta:image-count="0" meta:object-count="0" meta:page-count="4" meta:paragraph-count="139" meta:word-count="627" meta:character-count="3491" meta:non-whitespace-character-count="2993"/>
  </office:meta>
</office:document-meta>
</file>